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1"/>
    </style:style>
    <style:style style:name="P2" style:family="paragraph" style:parent-style-name="Standard">
      <style:text-properties style:text-position="0% 100%" style:font-name="Liberation Serif1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position="0% 100%" style:font-name="Liberation Serif1" fo:font-weight="bold" style:font-weight-asian="bold" style:font-weight-complex="bold"/>
    </style:style>
    <style:style style:name="P4" style:family="paragraph" style:parent-style-name="Standard">
      <style:text-properties style:text-position="0% 100%" style:font-name="Liberation Serif1" fo:font-weight="normal" officeooo:rsid="001aee1b" officeooo:paragraph-rsid="001aee1b" style:font-weight-asian="normal" style:font-weight-complex="normal"/>
    </style:style>
    <style:style style:name="P5" style:family="paragraph" style:parent-style-name="Standard" style:list-style-name="L1">
      <style:text-properties officeooo:paragraph-rsid="0025ae2f"/>
    </style:style>
    <style:style style:name="P6" style:family="paragraph" style:parent-style-name="Standard">
      <style:text-properties style:text-position="0% 100%" style:font-name="Liberation Serif1"/>
    </style:style>
    <style:style style:name="P7" style:family="paragraph" style:parent-style-name="Standard" style:list-style-name="L1">
      <style:text-properties style:text-position="0% 100%" style:font-name="Liberation Serif1"/>
    </style:style>
    <style:style style:name="P8" style:family="paragraph" style:parent-style-name="Standard" style:list-style-name="L1">
      <style:text-properties style:text-position="0% 100%" style:font-name="Liberation Serif1" officeooo:paragraph-rsid="004e00d8"/>
    </style:style>
    <style:style style:name="P9" style:family="paragraph" style:parent-style-name="Standard" style:list-style-name="L1">
      <style:text-properties style:text-position="0% 100%" style:font-name="Liberation Serif1" officeooo:paragraph-rsid="004c73d4"/>
    </style:style>
    <style:style style:name="P10" style:family="paragraph" style:parent-style-name="Standard" style:list-style-name="L1">
      <style:text-properties style:text-position="0% 100%" style:font-name="Liberation Serif1" fo:font-weight="bold" officeooo:paragraph-rsid="0025ae2f" style:font-weight-asian="bold" style:font-weight-complex="bold"/>
    </style:style>
    <style:style style:name="P11" style:family="paragraph" style:parent-style-name="Standard" style:list-style-name="L1">
      <style:text-properties style:text-position="0% 100%" style:font-name="Liberation Serif1" fo:font-weight="normal" style:font-weight-asian="normal" style:font-weight-complex="normal"/>
    </style:style>
    <style:style style:name="P12" style:family="paragraph" style:parent-style-name="Standard" style:list-style-name="L1">
      <style:text-properties style:text-position="0% 100%" style:font-name="Liberation Serif1" fo:font-weight="normal" officeooo:paragraph-rsid="0025ae2f" style:font-weight-asian="normal" style:font-weight-complex="normal"/>
    </style:style>
    <style:style style:name="P13" style:family="paragraph" style:parent-style-name="Standard" style:list-style-name="L2">
      <style:text-properties style:text-position="0% 100%" style:font-name="Liberation Serif1" officeooo:paragraph-rsid="0025ae2f"/>
    </style:style>
    <style:style style:name="P14" style:family="paragraph" style:parent-style-name="Standard">
      <style:text-properties style:text-position="0% 100%" style:font-name="Liberation Serif1" officeooo:paragraph-rsid="00407fc8"/>
    </style:style>
    <style:style style:name="P15" style:family="paragraph" style:parent-style-name="Standard">
      <style:text-properties style:text-position="0% 100%" style:font-name="Liberation Serif1" officeooo:paragraph-rsid="003c416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759a4" style:font-weight-asian="normal" style:font-weight-complex="normal"/>
    </style:style>
    <style:style style:name="T3" style:family="text">
      <style:text-properties fo:font-weight="normal" officeooo:rsid="00289814" style:font-weight-asian="normal" style:font-weight-complex="normal"/>
    </style:style>
    <style:style style:name="T4" style:family="text">
      <style:text-properties fo:font-weight="normal" officeooo:rsid="001e9d01" style:font-weight-asian="normal" style:font-weight-complex="normal"/>
    </style:style>
    <style:style style:name="T5" style:family="text">
      <style:text-properties fo:font-weight="normal" officeooo:rsid="002eda69" style:font-weight-asian="normal" style:font-weight-complex="normal"/>
    </style:style>
    <style:style style:name="T6" style:family="text">
      <style:text-properties fo:font-weight="normal" officeooo:rsid="004ba3cf" style:font-weight-asian="normal" style:font-weight-complex="normal"/>
    </style:style>
    <style:style style:name="T7" style:family="text">
      <style:text-properties fo:font-weight="normal" officeooo:rsid="001cc6b6" style:font-weight-asian="normal" style:font-weight-complex="normal"/>
    </style:style>
    <style:style style:name="T8" style:family="text">
      <style:text-properties fo:font-weight="normal" officeooo:rsid="004e00d8" style:font-weight-asian="normal" style:font-weight-complex="normal"/>
    </style:style>
    <style:style style:name="T9" style:family="text">
      <style:text-properties fo:font-weight="normal" officeooo:rsid="0024f3e7" style:font-weight-asian="normal" style:font-weight-complex="normal"/>
    </style:style>
    <style:style style:name="T10" style:family="text">
      <style:text-properties fo:font-weight="normal" officeooo:rsid="0036b2c5" style:font-weight-asian="normal" style:font-weight-complex="normal"/>
    </style:style>
    <style:style style:name="T11" style:family="text">
      <style:text-properties fo:font-weight="normal" officeooo:rsid="0030d2d1" style:font-weight-asian="normal" style:font-weight-complex="normal"/>
    </style:style>
    <style:style style:name="T12" style:family="text">
      <style:text-properties fo:font-weight="normal" officeooo:rsid="003242ce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347fc3" style:font-weight-asian="bold" style:font-weight-complex="bold"/>
    </style:style>
    <style:style style:name="T15" style:family="text">
      <style:text-properties fo:font-weight="bold" officeooo:rsid="003c4169" style:font-weight-asian="bold" style:font-weight-complex="bold"/>
    </style:style>
    <style:style style:name="T16" style:family="text">
      <style:text-properties fo:font-weight="bold" officeooo:rsid="0039c4f3" style:font-weight-asian="bold" style:font-weight-complex="bold"/>
    </style:style>
    <style:style style:name="T17" style:family="text">
      <style:text-properties fo:font-weight="bold" officeooo:rsid="00407fc8" style:font-weight-asian="bold" style:font-weight-complex="bold"/>
    </style:style>
    <style:style style:name="T18" style:family="text">
      <style:text-properties fo:font-weight="bold" officeooo:rsid="004ba3cf" style:font-weight-asian="bold" style:font-weight-complex="bold"/>
    </style:style>
    <style:style style:name="T19" style:family="text">
      <style:text-properties fo:font-weight="bold" officeooo:rsid="004e00d8" style:font-weight-asian="bold" style:font-weight-complex="bold"/>
    </style:style>
    <style:style style:name="T20" style:family="text">
      <style:text-properties style:text-position="sub 58%"/>
    </style:style>
    <style:style style:name="T21" style:family="text">
      <style:text-properties style:text-position="sub 58%" fo:font-style="normal" style:font-style-asian="normal" style:font-style-complex="normal"/>
    </style:style>
    <style:style style:name="T22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officeooo:rsid="001aee1b"/>
    </style:style>
    <style:style style:name="T24" style:family="text">
      <style:text-properties officeooo:rsid="001cc6b6"/>
    </style:style>
    <style:style style:name="T25" style:family="text">
      <style:text-properties officeooo:rsid="0023fa9f"/>
    </style:style>
    <style:style style:name="T26" style:family="text">
      <style:text-properties officeooo:rsid="0024f3e7"/>
    </style:style>
    <style:style style:name="T27" style:family="text">
      <style:text-properties officeooo:rsid="00254ec4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aee1b" style:font-style-asian="normal" style:font-style-complex="normal"/>
    </style:style>
    <style:style style:name="T30" style:family="text">
      <style:text-properties officeooo:rsid="0025ae2f"/>
    </style:style>
    <style:style style:name="T31" style:family="text">
      <style:text-properties officeooo:rsid="002759a4"/>
    </style:style>
    <style:style style:name="T32" style:family="text">
      <style:text-properties officeooo:rsid="002a7ee1"/>
    </style:style>
    <style:style style:name="T33" style:family="text">
      <style:text-properties officeooo:rsid="0030d2d1"/>
    </style:style>
    <style:style style:name="T34" style:family="text">
      <style:text-properties officeooo:rsid="003242ce"/>
    </style:style>
    <style:style style:name="T35" style:family="text">
      <style:text-properties officeooo:rsid="00347fc3"/>
    </style:style>
    <style:style style:name="T36" style:family="text">
      <style:text-properties officeooo:rsid="0036b2c5"/>
    </style:style>
    <style:style style:name="T37" style:family="text">
      <style:text-properties style:text-position="0% 100%" style:font-name="Liberation Serif1" fo:font-weight="normal" style:font-weight-asian="normal" style:font-weight-complex="normal"/>
    </style:style>
    <style:style style:name="T38" style:family="text">
      <style:text-properties style:text-position="0% 100%" style:font-name="Liberation Serif1" fo:font-weight="normal" officeooo:rsid="0023fa9f" style:font-weight-asian="normal" style:font-weight-complex="normal"/>
    </style:style>
    <style:style style:name="T39" style:family="text">
      <style:text-properties style:text-position="0% 100%" style:font-name="Liberation Serif1" fo:font-weight="normal" officeooo:rsid="004a1e3e" style:font-weight-asian="normal" style:font-weight-complex="normal"/>
    </style:style>
    <style:style style:name="T40" style:family="text">
      <style:text-properties officeooo:rsid="00384c73"/>
    </style:style>
    <style:style style:name="T41" style:family="text">
      <style:text-properties officeooo:rsid="0039c4f3"/>
    </style:style>
    <style:style style:name="T42" style:family="text">
      <style:text-properties officeooo:rsid="003c4169"/>
    </style:style>
    <style:style style:name="T43" style:family="text">
      <style:text-properties officeooo:rsid="003db496"/>
    </style:style>
    <style:style style:name="T44" style:family="text">
      <style:text-properties officeooo:rsid="003ec889"/>
    </style:style>
    <style:style style:name="T45" style:family="text">
      <style:text-properties officeooo:rsid="00407fc8"/>
    </style:style>
    <style:style style:name="T46" style:family="text">
      <style:text-properties officeooo:rsid="004210b0"/>
    </style:style>
    <style:style style:name="T47" style:family="text">
      <style:text-properties officeooo:rsid="0045490b"/>
    </style:style>
    <style:style style:name="T48" style:family="text">
      <style:text-properties officeooo:rsid="00459dbf"/>
    </style:style>
    <style:style style:name="T49" style:family="text">
      <style:text-properties officeooo:rsid="0047874b"/>
    </style:style>
    <style:style style:name="T50" style:family="text">
      <style:text-properties officeooo:rsid="004a1e3e"/>
    </style:style>
    <style:style style:name="T51" style:family="text">
      <style:text-properties officeooo:rsid="004a6fc7"/>
    </style:style>
    <style:style style:name="T52" style:family="text">
      <style:text-properties officeooo:rsid="004b3aa1"/>
    </style:style>
    <style:style style:name="T53" style:family="text">
      <style:text-properties officeooo:rsid="004e00d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ottom-up Parsing</text:p>
      <text:p text:style-name="P1"/>
      <text:p text:style-name="P1"><text:span text:style-name="T13">Advantages of bottom-up</text:span></text:p>
      <text:list xml:id="list2637715177180745610" text:style-name="L1">
        <text:list-item>
          <text:p text:style-name="P7">Bottom-up parsing is more general then the deterministic, predictive top-down parsing.</text:p>
          <text:list>
            <text:list-item>
              <text:p text:style-name="P7">Can parse left recursive grammars.</text:p>
            </text:list-item>
            <text:list-item>
              <text:p text:style-name="P7">Don't need left factored grammars.</text:p>
            </text:list-item>
          </text:list>
        </text:list-item>
        <text:list-item>
          <text:p text:style-name="P7">It is just as efficient and uses ideas of top-down parsing.</text:p>
        </text:list-item>
        <text:list-item>
          <text:p text:style-name="P7">Is the preferred method of <text:span text:style-name="T32">implementing </text:span>parsing <text:span text:style-name="T32">in many</text:span> automated tools like yacc and bison.</text:p>
        </text:list-item>
      </text:list>
      <text:p text:style-name="P1"/>
      <text:p text:style-name="P2">General principals</text:p>
      <text:list xml:id="list695835834" text:continue-numbering="true" text:style-name="L1">
        <text:list-item>
          <text:p text:style-name="P7">Bottom-up parsing <text:span text:style-name="T35">validates an input string(program) by trying to </text:span><text:span text:style-name="T13">reduc</text:span><text:span text:style-name="T14">e</text:span> <text:span text:style-name="T35">it</text:span> to <text:span text:style-name="T35">the</text:span> start symbol of the <text:span text:style-name="T35">given </text:span>grammar.</text:p>
        </text:list-item>
        <text:list-item>
          <text:p text:style-name="P7">Bottom-up parsing scans the input stream <text:span text:style-name="T31">of</text:span> tokens from left to right. <text:span text:style-name="T51">During this process of scanning it reduces the </text:span><text:span text:style-name="T53">sequences of </text:span><text:span text:style-name="T51">symbols(tokens and non-terminals) </text:span><text:span text:style-name="T52">at the right end </text:span><text:span text:style-name="T51">according to the given gramm</text:span><text:span text:style-name="T52">ar such that the entire input string is ultimately reduced to the start non-terminal.</text:span></text:p>
        </text:list-item>
        <text:list-item>
          <text:p text:style-name="P8"><text:span text:style-name="T6">Bottom-up parsing </text:span><text:span text:style-name="T6">traces the rightmost derivation in the reverse. This can be </text:span><text:span text:style-name="T9">seen</text:span><text:span text:style-name="T6"> by observing that </text:span><text:span text:style-name="T10">the rightmost tokens of the input stream are reduced lastly in a </text:span><text:span text:style-name="T6">left</text:span><text:span text:style-name="T7">-</text:span><text:span text:style-name="T6">to</text:span><text:span text:style-name="T7">-</text:span><text:span text:style-name="T6">right scan. Seen from the reverse direction, this is nothing but the derivation of the rightmost non-terminal first and hence a rightmost derivation. </text:span><text:span text:style-name="T11">See Figure 6 </text:span><text:span text:style-name="T12">and 7</text:span></text:p>
        </text:list-item>
        <text:list-item>
          <text:p text:style-name="P8"><text:span text:style-name="T8">The</text:span><text:span text:style-name="T6"> sequences of symbols at the right end of the scan, </text:span><text:span text:style-name="T8">the</text:span><text:span text:style-name="T6"> reduction </text:span><text:span text:style-name="T8">of whom </text:span><text:span text:style-name="T6">represents one step in the reverse rightmost derivation </text:span><text:span text:style-name="T7">to the start non-terminal </text:span><text:span text:style-name="T8">are called </text:span><text:span text:style-name="T19">handles</text:span><text:span text:style-name="T8">. In other words a</text:span><text:span text:style-name="T12"> handle </text:span><text:span text:style-name="T2">is a </text:span><text:span text:style-name="T3">right-sentential-form</text:span><text:span text:style-name="T4"> </text:span><text:span text:style-name="T5">of a particular input string </text:span><text:span text:style-name="T4">whose r</text:span><text:span text:style-name="T12">eduction allows further reductions back to the start symbol.</text:span></text:p>
        </text:list-item>
        <text:list-item>
          <text:p text:style-name="P9"><text:span text:style-name="T6">At every point of reduction in bottom-up parsing there exists exactly one handle in the string in case of an unambiguous grammar and more than one in case of an ambiguous grammar.</text:span></text:p>
        </text:list-item>
        <text:list-item>
          <text:p text:style-name="P10"><text:bookmark text:name="Handle pruning"/><text:span text:style-name="T25">Implementing reverse rightmost derivation using h</text:span>andle pruning<text:span text:style-name="T27">(Refer to figure 20)</text:span></text:p>
          <text:list>
            <text:list-item>
              <text:p text:style-name="P5"><text:span text:style-name="T38">Handle pruning, </text:span><text:span text:style-name="T39">the theoretical basis of bottom-up parsing,</text:span><text:span text:style-name="T38"> is a </text:span><text:span text:style-name="T37">technique to obtain the reverse rightmost derivation.</text:span></text:p>
            </text:list-item>
            <text:list-item>
              <text:p text:style-name="P12">Consider a string of terminals, w, to be parsed. If w is a <text:span text:style-name="T24">valid </text:span>sentence of <text:span text:style-name="T24">a</text:span> grammar then w = γ<text:span text:style-name="T20">n</text:span>, where <text:s/>γ<text:span text:style-name="T20">n </text:span>is the n'th right-sentential form of <text:span text:style-name="T24">that g</text:span>rammar.</text:p>
              <text:p text:style-name="P12">S = γ<text:span text:style-name="T20">0</text:span> → <text:s/>γ<text:span text:style-name="T20">1</text:span> → … → <text:s/>γ<text:span text:style-name="T20">n-1 </text:span>→ <text:s/>γ<text:span text:style-name="T20">n </text:span><text:s/>= w</text:p>
            </text:list-item>
            <text:list-item>
              <text:p text:style-name="P12">To reconstruct this rightmost derivation in reverse order, we locate the handle <text:span text:style-name="T28">β</text:span><text:span text:style-name="T21">n </text:span><text:span text:style-name="T28"><text:s/>in <text:s/>γ</text:span><text:span text:style-name="T21">n</text:span><text:span text:style-name="T28"> and replace it by the head of the relevant production A</text:span><text:span text:style-name="T21">n </text:span><text:span text:style-name="T28">→ <text:s/>β</text:span><text:span text:style-name="T21">n</text:span><text:span text:style-name="T28">. This gives us the previous right-sentential form <text:s/>γ</text:span><text:span text:style-name="T21">n-1</text:span><text:span text:style-name="T28"> and so on until we get the start symbol. At this point the parsing has been successful. The process of locating the handles <text:s text:c="2"/>β</text:span><text:span text:style-name="T21">n, </text:span><text:span text:style-name="T22"><text:s/></text:span><text:span text:style-name="T28">β</text:span><text:span text:style-name="T21">n-1</text:span><text:span text:style-name="T28">, …, β</text:span><text:span text:style-name="T21">0</text:span><text:span text:style-name="T28"> is explained </text:span><text:a xlink:type="simple" xlink:href="../Handle%20recognition%20in%20LR(k)%20based%20grammars.odt#Recognizing%20Handles"><text:span text:style-name="T28">later</text:span></text:a><text:span text:style-name="T28">.</text:span></text:p>
            </text:list-item>
            <text:list-item>
              <text:p text:style-name="P12"><text:span text:style-name="T28">Graphically bottom-up parsing can be seen as joining smaller parse trees to form a big one</text:span><text:span text:style-name="T29">.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5-19T12:05:13</meta:creation-date>
    <dc:date>2013-06-17T18:44:33</dc:date>
    <dc:creator>Kempa </dc:creator>
    <meta:editing-duration>P1DT14H5M22S</meta:editing-duration>
    <meta:editing-cycles>77</meta:editing-cycles>
    <meta:generator>LibreOffice/4.0.2.2$Linux_x86 LibreOffice_project/400m0$Build-2</meta:generator>
    <meta:document-statistic meta:table-count="0" meta:image-count="0" meta:object-count="0" meta:page-count="1" meta:paragraph-count="19" meta:word-count="431" meta:character-count="2496" meta:non-whitespace-character-count="2088"/>
  </office:meta>
</office:document-meta>
</file>